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width="0cm" svg:stroke-color="#00808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cm" svg:stroke-color="#00ff00" draw:marker-start-width="0.05cm" draw:marker-end="Arrow" draw:marker-end-width="0.15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svg:stroke-width="0cm" svg:stroke-color="#000000" draw:marker-start-width="0.05cm" draw:marker-end-width="0.05cm" draw:textarea-horizontal-align="justify" draw:textarea-vertical-align="middle" draw:auto-grow-height="false" fo:padding-top="0.125cm" fo:padding-bottom="0.125cm" fo:padding-left="0.25cm" fo:padding-right="0.25cm" style:protect="size"/>
    </style:style>
    <style:style style:name="gr8" style:family="graphic" style:parent-style-name="objectwithoutfill">
      <style:graphic-properties svg:stroke-width="0cm" svg:stroke-color="#000000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svg:stroke-width="0cm" svg:stroke-color="#ff00ff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svg:stroke-width="0cm" svg:stroke-color="#ff0000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width="0cm" svg:stroke-color="#0000ff" draw:marker-start-width="0.2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6" draw:id="id16" draw:layer="layout" svg:width="9cm" svg:height="1cm" svg:x="1cm" svg:y="1cm">
          <text:p text:style-name="P1">Audio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9cm" svg:height="1cm" svg:x="1cm" svg:y="5cm">
          <text:p text:style-name="P1">Anima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cm" svg:y1="5.5cm" svg:x2="19cm" svg:y2="12.5cm" draw:start-shape="id1" draw:start-glue-point="1" draw:end-shape="id2" draw:end-glue-point="1" svg:d="m10000 5500h9501v7000h-501" svg:viewBox="0 0 9502 7001">
          <text:p/>
        </draw:connector>
        <draw:custom-shape draw:style-name="gr2" draw:text-style-name="P1" xml:id="id2" draw:id="id2" draw:layer="layout" svg:width="6.9cm" svg:height="2.8cm" svg:x="12.1cm" svg:y="11.1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9cm" svg:height="1.1cm" svg:x="19.7cm" svg:y="13.9cm">
          <text:p text:style-name="P1">Charact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6.018cm" svg:height="1.3cm" svg:x="22.6cm" svg:y="7.7cm">
          <text:p text:style-name="P1">collis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5cm" svg:height="0.776cm" svg:x="1cm" svg:y="19.224cm">
          <text:p text:style-name="P1">Enemies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9cm" svg:height="0.914cm" svg:x="23.8cm" svg:y="19cm">
          <text:p text:style-name="P1">controlgfx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03cm" svg:height="1cm" svg:x="0.997cm" svg:y="15.9cm">
          <text:p text:style-name="P1">parallaxlay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5cm" svg:height="1cm" svg:x="23.7cm" svg:y="15.9cm">
          <text:p text:style-name="P1">object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9cm" svg:height="1.4cm" svg:x="23.8cm" svg:y="3cm">
          <text:p text:style-name="P1">Timer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23.8cm" svg:y1="3.7cm" svg:x2="19cm" svg:y2="12.5cm" draw:start-shape="id3" draw:end-shape="id2" draw:end-glue-point="1" svg:d="m23800 3700h-501l-3798 8800h-501" svg:viewBox="0 0 4801 8801">
          <text:p/>
        </draw:connector>
        <draw:connector draw:style-name="gr5" draw:text-style-name="P1" draw:layer="layout" draw:type="lines" svg:x1="1cm" svg:y1="5.5cm" svg:x2="19cm" svg:y2="12.5cm" draw:start-shape="id1" draw:start-glue-point="3" draw:end-shape="id2" draw:end-glue-point="1" svg:d="m1000 5500h-501l19002 7000h-501" svg:viewBox="0 0 19003 7001">
          <text:p/>
        </draw:connector>
        <draw:custom-shape draw:style-name="gr6" draw:text-style-name="P1" xml:id="id18" draw:id="id18" draw:layer="layout" svg:width="4.9cm" svg:height="1.4cm" svg:x="23.8cm" svg:y="9.7cm">
          <text:p text:style-name="P1">Firstscre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0" draw:id="id10" draw:layer="layout" svg:width="4.9cm" svg:height="1.3cm" svg:x="23.8cm" svg:y="11.8cm">
          <text:p text:style-name="P1">outrofinish</text:p>
          <draw:enhanced-geometry svg:viewBox="0 0 21600 21600" draw:type="rectangle" draw:enhanced-path="M 0 0 L 21600 0 21600 21600 0 21600 0 0 Z N"/>
        </draw:custom-shape>
        <draw:custom-shape draw:style-name="gr7" draw:text-style-name="P1" xml:id="id17" draw:id="id17" draw:layer="layout" svg:width="5cm" svg:height="2cm" svg:x="23.7cm" svg:y="5.1cm">
          <text:p text:style-name="P1">Getinput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9cm" svg:height="1.1cm" svg:x="1cm" svg:y="7cm">
          <text:p text:style-name="P1">intro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9cm" svg:height="1.2cm" svg:x="23.8cm" svg:y="17.4cm">
          <text:p text:style-name="P1">highs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3" draw:id="id13" draw:layer="layout" svg:width="4.1cm" svg:height="1.3cm" svg:x="0.9cm" svg:y="13.5cm">
          <text:p text:style-name="P1">getinput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9cm" svg:height="1.1cm" svg:x="1cm" svg:y="2.9cm">
          <text:p text:style-name="P1">mai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19cm" svg:y1="12.5cm" svg:x2="10cm" svg:y2="3.45cm" draw:start-shape="id2" draw:start-glue-point="1" draw:end-shape="id4" svg:d="m19000 12500h501l-9000-9050h-501" svg:viewBox="0 0 9502 9051">
          <text:p/>
        </draw:connector>
        <draw:custom-shape draw:style-name="gr6" draw:text-style-name="P1" xml:id="id5" draw:id="id5" draw:layer="layout" svg:width="4.9cm" svg:height="1.2cm" svg:x="23.8cm" svg:y="1cm">
          <text:p text:style-name="P1">tim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23.8cm" svg:y1="1.6cm" svg:x2="10cm" svg:y2="3.45cm" draw:start-shape="id5" draw:start-glue-point="3" draw:end-shape="id4" draw:end-glue-point="1" svg:d="m23800 1600h-501l-12798 1850h-501" svg:viewBox="0 0 13801 1851">
          <text:p/>
        </draw:connector>
        <draw:connector draw:style-name="gr5" draw:text-style-name="P1" draw:layer="layout" draw:type="lines" svg:x1="23.8cm" svg:y1="3.7cm" svg:x2="10cm" svg:y2="3.45cm" draw:start-shape="id3" draw:start-glue-point="3" draw:end-shape="id4" draw:end-glue-point="1" svg:d="m23800 3700h-501l-12798-250h-501" svg:viewBox="0 0 13801 251">
          <text:p/>
        </draw:connector>
        <draw:connector draw:style-name="gr8" draw:text-style-name="P1" draw:layer="layout" svg:x1="0.997cm" svg:y1="16.4cm" svg:x2="23.8cm" svg:y2="19.457cm" draw:start-shape="id6" draw:start-glue-point="3" draw:end-shape="id7" svg:d="m997 16400h-502v3057h23305" svg:viewBox="0 0 23306 3058">
          <text:p/>
        </draw:connector>
        <draw:connector draw:style-name="gr8" draw:text-style-name="P1" draw:layer="layout" svg:x1="0.997cm" svg:y1="16.4cm" svg:x2="19cm" svg:y2="12.5cm" draw:start-shape="id6" draw:start-glue-point="3" draw:end-shape="id2" draw:end-glue-point="1" svg:d="m997 16400h-502v-1500h19006v-2400h-501" svg:viewBox="0 0 19007 3901">
          <text:p/>
        </draw:connector>
        <draw:connector draw:style-name="gr8" draw:text-style-name="P1" draw:layer="layout" svg:x1="23.8cm" svg:y1="18cm" svg:x2="19cm" svg:y2="12.5cm" draw:start-shape="id8" draw:start-glue-point="3" draw:end-shape="id2" svg:d="m23800 18000h-2400v-5500h-2400" svg:viewBox="0 0 4801 5501">
          <text:p/>
        </draw:connector>
        <draw:connector draw:style-name="gr8" draw:text-style-name="P1" draw:layer="layout" svg:x1="23.7cm" svg:y1="16.4cm" svg:x2="19cm" svg:y2="12.5cm" draw:start-shape="id9" draw:start-glue-point="3" draw:end-shape="id2" svg:d="m23700 16400h-2350v-3900h-2350" svg:viewBox="0 0 4701 3901">
          <text:p/>
        </draw:connector>
        <draw:connector draw:style-name="gr8" draw:text-style-name="P1" draw:layer="layout" svg:x1="23.8cm" svg:y1="12.45cm" svg:x2="19cm" svg:y2="12.5cm" draw:start-shape="id10" draw:start-glue-point="3" draw:end-shape="id2" svg:d="m23800 12450h-2400v50h-2400" svg:viewBox="0 0 4801 51">
          <text:p/>
        </draw:connector>
        <draw:connector draw:style-name="gr9" draw:text-style-name="P1" draw:layer="layout" draw:type="lines" svg:x1="26.25cm" svg:y1="17.4cm" svg:x2="15.55cm" svg:y2="11.1cm" draw:start-shape="id8" draw:start-glue-point="0" draw:end-shape="id2" draw:end-glue-point="0" svg:d="m26250 17400v-501l-10700-6300v501" svg:viewBox="0 0 10701 6802">
          <text:p/>
        </draw:connector>
        <draw:connector draw:style-name="gr9" draw:text-style-name="P1" draw:layer="layout" draw:type="lines" svg:x1="15.55cm" svg:y1="11.1cm" svg:x2="5.5cm" svg:y2="7cm" draw:start-shape="id2" draw:start-glue-point="0" draw:end-shape="id11" draw:end-glue-point="0" svg:d="m15550 11100v-501l-10050-4100v501" svg:viewBox="0 0 10051 4602">
          <text:p/>
        </draw:connector>
        <draw:connector draw:style-name="gr8" draw:text-style-name="P1" draw:layer="layout" svg:x1="23.7cm" svg:y1="16.4cm" svg:x2="6cm" svg:y2="19.612cm" draw:start-shape="id9" draw:start-glue-point="3" draw:end-shape="id12" svg:d="m23700 16400h-8850v3212h-8850" svg:viewBox="0 0 17701 3213">
          <text:p/>
        </draw:connector>
        <draw:connector draw:style-name="gr9" draw:text-style-name="P1" draw:layer="layout" draw:type="lines" svg:x1="2.95cm" svg:y1="13.5cm" svg:x2="15.55cm" svg:y2="11.1cm" draw:start-shape="id13" draw:start-glue-point="0" draw:end-shape="id2" draw:end-glue-point="0" svg:d="m2950 13500v-501l12600-2400v501" svg:viewBox="0 0 12601 2902">
          <text:p/>
        </draw:connector>
        <draw:connector draw:style-name="gr9" draw:text-style-name="P1" draw:layer="layout" draw:type="lines" svg:x1="3.5cm" svg:y1="19.224cm" svg:x2="15.55cm" svg:y2="11.1cm" draw:start-shape="id12" draw:start-glue-point="0" draw:end-shape="id2" draw:end-glue-point="0" svg:d="m3500 19224v-501l12050-8124v501" svg:viewBox="0 0 12051 8626">
          <text:p/>
        </draw:connector>
        <draw:connector draw:style-name="gr8" draw:text-style-name="P1" draw:layer="layout" svg:x1="23.8cm" svg:y1="3.7cm" svg:x2="6cm" svg:y2="19.612cm" draw:start-shape="id3" draw:start-glue-point="3" draw:end-shape="id12" draw:end-glue-point="1" svg:d="m23800 3700h-8900v15912h-8900" svg:viewBox="0 0 17801 15913">
          <text:p/>
        </draw:connector>
        <draw:connector draw:style-name="gr8" draw:text-style-name="P1" draw:layer="layout" svg:x1="28.7cm" svg:y1="14.45cm" svg:x2="28.618cm" svg:y2="8.35cm" draw:start-shape="id14" draw:end-shape="id15" draw:end-glue-point="1" svg:d="m28700 14450h501v-6100h-583" svg:viewBox="0 0 584 6101">
          <text:p/>
        </draw:connector>
        <draw:connector draw:style-name="gr8" draw:text-style-name="P1" draw:layer="layout" svg:x1="22.6cm" svg:y1="8.35cm" svg:x2="6cm" svg:y2="19.612cm" draw:start-shape="id15" draw:start-glue-point="3" draw:end-shape="id12" draw:end-glue-point="1" svg:d="m22600 8350h-8300v11262h-8300" svg:viewBox="0 0 16601 11263">
          <text:p/>
        </draw:connector>
        <draw:connector draw:style-name="gr10" draw:text-style-name="P1" draw:layer="layout" svg:x1="1cm" svg:y1="1.5cm" svg:x2="28.7cm" svg:y2="14.45cm" draw:start-shape="id16" draw:start-glue-point="3" draw:end-shape="id14" draw:end-glue-point="1" svg:d="m1000 1500h-501v6450h28702v6500h-501" svg:viewBox="0 0 28703 12951">
          <text:p/>
        </draw:connector>
        <draw:connector draw:style-name="gr11" draw:text-style-name="P1" draw:layer="layout" svg:x1="19.7cm" svg:y1="14.45cm" svg:x2="10cm" svg:y2="3.45cm" draw:start-shape="id14" draw:start-glue-point="3" draw:end-shape="id4" draw:end-glue-point="1" svg:d="m19700 14450h-4850v-11000h-4850" svg:viewBox="0 0 9701 11001">
          <text:p/>
        </draw:connector>
        <draw:connector draw:style-name="gr8" draw:text-style-name="P1" draw:layer="layout" svg:x1="1cm" svg:y1="5.5cm" svg:x2="28.7cm" svg:y2="14.45cm" draw:start-shape="id1" draw:start-glue-point="3" draw:end-shape="id14" draw:end-glue-point="1" svg:d="m1000 5500h-501v4450h28702v4500h-501" svg:viewBox="0 0 28703 8951">
          <text:p/>
        </draw:connector>
        <draw:connector draw:style-name="gr9" draw:text-style-name="P1" draw:layer="layout" draw:type="lines" svg:x1="15.55cm" svg:y1="11.1cm" svg:x2="26.2cm" svg:y2="5.1cm" draw:start-shape="id2" draw:start-glue-point="0" draw:end-shape="id17" draw:end-glue-point="0" svg:d="m15550 11100v-501l10650-6000v501" svg:viewBox="0 0 10651 6502">
          <text:p/>
        </draw:connector>
        <draw:connector draw:style-name="gr9" draw:text-style-name="P1" draw:layer="layout" draw:type="lines" svg:x1="25.609cm" svg:y1="7.7cm" svg:x2="15.55cm" svg:y2="11.1cm" draw:start-shape="id15" draw:start-glue-point="0" draw:end-shape="id2" draw:end-glue-point="0" svg:d="m25609 7700v-501l-10059 3400v501" svg:viewBox="0 0 10060 3902">
          <text:p/>
        </draw:connector>
        <draw:connector draw:style-name="gr8" draw:text-style-name="P1" draw:layer="layout" svg:x1="23.8cm" svg:y1="10.4cm" svg:x2="19cm" svg:y2="12.5cm" draw:start-shape="id18" draw:start-glue-point="3" draw:end-shape="id2" svg:d="m23800 10400h-2400v2100h-2400" svg:viewBox="0 0 4801 2101">
          <text:p/>
        </draw:connector>
        <draw:connector draw:style-name="gr8" draw:text-style-name="P1" draw:layer="layout" svg:x1="19.7cm" svg:y1="14.45cm" svg:x2="19cm" svg:y2="12.5cm" draw:start-shape="id14" draw:start-glue-point="3" draw:end-shape="id2" draw:end-glue-point="1" svg:d="m19700 14450h-501v1051h10002v-3001h-10201" svg:viewBox="0 0 10202 3002">
          <text:p/>
        </draw:connector>
        <draw:connector draw:style-name="gr10" draw:text-style-name="P1" draw:layer="layout" svg:x1="1cm" svg:y1="1.5cm" svg:x2="19cm" svg:y2="12.5cm" draw:start-shape="id16" draw:start-glue-point="3" draw:end-shape="id2" draw:end-glue-point="1" svg:d="m1000 1500h-501v5050h19002v5950h-501" svg:viewBox="0 0 19003 1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H7M30S</meta:editing-duration>
    <meta:editing-cycles>37</meta:editing-cycles>
    <meta:generator>LibreOffice/3.6$Windows_x86 LibreOffice_project/2ef5aff-a6fb0ff-166bdff-cf087ad-0f1389</meta:generator>
    <dc:date>2013-01-05T08:35:15.25</dc:date>
    <meta:document-statistic meta:object-count="45"/>
  </office:meta>
</office:document-meta>
</file>